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2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25-04-1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25-01-02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24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24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24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24-01-25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23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23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23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23-01-19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22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22-10-06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22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22-04-21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22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22-01-18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21-10-28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21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21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21-04-14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21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21-01-13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20-10-22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20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20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20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20-01-06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9-10-09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9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9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9-04-16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9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9-01-16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8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8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8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8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8-01-04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7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7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7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7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6-12-28 15:39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6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6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6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6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6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6-01-11 17:15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5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5-01-09 16:5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4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4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4-01-08 16:48:1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3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3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3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3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3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2-12-27 16:29:2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2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2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2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2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2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2-01-09 16:43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1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1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1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1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0-12-29 15:25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0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0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0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0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0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0-01-11 20:56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9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9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9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9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9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9-01-05 18:47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8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8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8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8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8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8-01-04 17:56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7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7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7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7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7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7-01-16 20:51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6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6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6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6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6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6-01-05 17:32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5-01-15 15:23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4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4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4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4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3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3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3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3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3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3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3-01-16 21:19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2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2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2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2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2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2-01-02 22:44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1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1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1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1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1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1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1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1-01-05 21:49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0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0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0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0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0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0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0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9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9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9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9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9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9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9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9-01-11 17:55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8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8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8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8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8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8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8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8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8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8-01-05 19:27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7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7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7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7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7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7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7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7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6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6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6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6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6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6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6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6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6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5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5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5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4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4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4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4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4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4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4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3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3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3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3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3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3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3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2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2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2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2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2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2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2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2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1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1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1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1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1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1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1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1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1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0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0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0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0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0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0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0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0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0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0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9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9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9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9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9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9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9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9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9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9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9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8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8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8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8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8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8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8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8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8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8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7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7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7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7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7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7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7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7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7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6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6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6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6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6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6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6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6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6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6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5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5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4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3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3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444098345101</text:p>
          </table:table-cell>
          <table:table-cell office:value-type="string" calcext:value-type="string">
            <text:p>21S 11W 07BBB 01</text:p>
          </table:table-cell>
          <table:table-cell office:value-type="string" calcext:value-type="string">
            <text:p>198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32" meta:object-count="0"/>
    <meta:user-defined meta:name="AppVersion">3.0</meta:user-defined>
  </office:meta>
</office:document-meta>
</file>